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5bed" officeooo:paragraph-rsid="00075bed"/>
    </style:style>
    <style:style style:name="P2" style:family="paragraph" style:parent-style-name="Standard" style:list-style-name="L2">
      <style:text-properties officeooo:rsid="00075bed" officeooo:paragraph-rsid="00075bed"/>
    </style:style>
    <style:style style:name="P3" style:family="paragraph" style:parent-style-name="Standard" style:list-style-name="L2">
      <style:text-properties officeooo:rsid="00075bed" officeooo:paragraph-rsid="00091127"/>
    </style:style>
    <style:style style:name="P4" style:family="paragraph" style:parent-style-name="Standard" style:list-style-name="L2">
      <style:text-properties officeooo:rsid="00075bed" officeooo:paragraph-rsid="000ace59"/>
    </style:style>
    <style:style style:name="P5" style:family="paragraph" style:parent-style-name="Standard">
      <style:text-properties officeooo:rsid="00075bed" officeooo:paragraph-rsid="00091127"/>
    </style:style>
    <style:style style:name="P6" style:family="paragraph" style:parent-style-name="Standard">
      <style:text-properties officeooo:rsid="00075bed" officeooo:paragraph-rsid="000ace59"/>
    </style:style>
    <style:style style:name="T1" style:family="text">
      <style:text-properties officeooo:rsid="00091127"/>
    </style:style>
    <style:style style:name="T2" style:family="text">
      <style:text-properties officeooo:rsid="000ace5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o Trader Exit conditions: (Exits whether it is stoploss or target)</text:p>
      <text:p text:style-name="P1">i) ATR Reversal Trade:</text:p>
      <text:p text:style-name="P1"><text:tab/>1. Long Entry:</text:p>
      <text:list text:style-name="L2">
        <text:list-header>
          <text:p text:style-name="P2">Exit, if </text:p>
        </text:list-header>
        <text:list-item>
          <text:p text:style-name="P2">price crosses above the 51 EMA, or</text:p>
        </text:list-item>
        <text:list-item>
          <text:p text:style-name="P2">CVD crosses above its 51 EMA, or</text:p>
        </text:list-item>
        <text:list-item>
          <text:p text:style-name="P2">price drops below more than the stoploss points fixed by the user in the UI</text:p>
        </text:list-item>
      </text:list>
      <text:p text:style-name="P1"><text:tab/>2. Short Entry:</text:p>
      <text:list text:continue-numbering="true" text:style-name="L2">
        <text:list-header>
          <text:p text:style-name="P2">Exit, if </text:p>
        </text:list-header>
        <text:list-item>
          <text:p text:style-name="P2">price crosses below the 51 EMA, or</text:p>
        </text:list-item>
        <text:list-item>
          <text:p text:style-name="P2">CVD crosses below its 51 EMA, or</text:p>
        </text:list-item>
        <text:list-item>
          <text:p text:style-name="P2">price increases more than the stoploss points fixed by the user in the UI</text:p>
        </text:list-item>
      </text:list>
      <text:p text:style-name="P1">ii) EMA Cross Trade:</text:p>
      <text:p text:style-name="P1"><text:tab/>1. Long Entry:</text:p>
      <text:list text:continue-numbering="true" text:style-name="L2">
        <text:list-header>
          <text:p text:style-name="P2">Exit, if </text:p>
        </text:list-header>
        <text:list-item>
          <text:p text:style-name="P2">price crosses below the 10 EMA, or</text:p>
        </text:list-item>
        <text:list-item>
          <text:p text:style-name="P2">price drops below more than the stoploss points fixed by the user in the UI</text:p>
        </text:list-item>
      </text:list>
      <text:p text:style-name="P5"><text:tab/><text:span text:style-name="T1">2</text:span>. <text:span text:style-name="T1">Short</text:span> Entry:</text:p>
      <text:list text:continue-numbering="true" text:style-name="L2">
        <text:list-header>
          <text:p text:style-name="P3">Exit, if </text:p>
        </text:list-header>
        <text:list-item>
          <text:p text:style-name="P3">price crosses <text:span text:style-name="T1">above</text:span> the 10 EMA, or</text:p>
        </text:list-item>
        <text:list-item>
          <text:p text:style-name="P3">price <text:span text:style-name="T1">increases</text:span> more than the stoploss points fixed by the user in the UI</text:p>
        </text:list-item>
      </text:list>
      <text:p text:style-name="P6">ii<text:span text:style-name="T2">i</text:span>) <text:span text:style-name="T2">ATR Divergence</text:span> Trade:</text:p>
      <text:p text:style-name="P6"><text:tab/>1. Long Entry:</text:p>
      <text:list text:continue-numbering="true" text:style-name="L2">
        <text:list-header>
          <text:p text:style-name="P4">Exit, if </text:p>
        </text:list-header>
        <text:list-item>
          <text:p text:style-name="P4">price crosses <text:span text:style-name="T1">above</text:span> the <text:span text:style-name="T2">51</text:span> EMA, or</text:p>
        </text:list-item>
        <text:list-item>
          <text:p text:style-name="P4">price <text:span text:style-name="T2">drops below</text:span> more than the stoploss points fixed by the user in the UI</text:p>
        </text:list-item>
      </text:list>
      <text:p text:style-name="P6"><text:tab/><text:span text:style-name="T2">2</text:span>. <text:span text:style-name="T2">Short</text:span> Entry:</text:p>
      <text:list text:continue-numbering="true" text:style-name="L2">
        <text:list-header>
          <text:p text:style-name="P4">Exit, if </text:p>
        </text:list-header>
        <text:list-item>
          <text:p text:style-name="P4">price crosses <text:span text:style-name="T2">below</text:span> the <text:span text:style-name="T2">51</text:span> EMA, or</text:p>
        </text:list-item>
        <text:list-item>
          <text:p text:style-name="P4">price <text:span text:style-name="T2">increases</text:span> more than the stoploss points fixed by the user in the UI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19:28:09.710663417</meta:creation-date>
    <dc:date>2026-02-14T20:21:26.933476386</dc:date>
    <meta:editing-duration>PT18M23S</meta:editing-duration>
    <meta:editing-cycles>1</meta:editing-cycles>
    <meta:document-statistic meta:table-count="0" meta:image-count="0" meta:object-count="0" meta:page-count="1" meta:paragraph-count="30" meta:word-count="216" meta:character-count="1016" meta:non-whitespace-character-count="838"/>
    <meta:generator>LibreOffice/24.2.7.2$Linux_X86_64 LibreOffice_project/420$Build-2</meta:generator>
  </office:meta>
</office:document-meta>
</file>